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officeooo:rsid="0012add3"/>
    </style:style>
    <style:style style:name="P5" style:family="paragraph" style:parent-style-name="Standard">
      <style:text-properties officeooo:rsid="0012add3" officeooo:paragraph-rsid="0012add3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2add3" officeooo:paragraph-rsid="0012add3" style:font-size-asian="20pt" style:font-weight-asian="bold" style:font-size-complex="20pt" style:font-weight-complex="bold"/>
    </style:style>
    <style:style style:name="P7" style:family="paragraph" style:parent-style-name="Preformatted_20_Text">
      <style:text-properties officeooo:paragraph-rsid="0013e350"/>
    </style:style>
    <style:style style:name="P8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3e350"/>
    </style:style>
    <style:style style:name="P9" style:family="paragraph" style:parent-style-name="Preformatted_20_Text">
      <style:paragraph-properties style:writing-mode="lr-tb"/>
      <style:text-properties officeooo:paragraph-rsid="0013e350"/>
    </style:style>
    <style:style style:name="P10" style:family="paragraph" style:parent-style-name="Preformatted_20_Text">
      <style:paragraph-properties fo:margin-top="0cm" fo:margin-bottom="0.499cm" style:contextual-spacing="false" style:writing-mode="lr-tb"/>
      <style:text-properties officeooo:paragraph-rsid="0013e350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>
      <style:text-properties officeooo:paragraph-rsid="0013e350"/>
    </style:style>
    <style:style style:name="P20" style:family="paragraph" style:parent-style-name="Text_20_body">
      <style:text-properties officeooo:rsid="0013e350" officeooo:paragraph-rsid="0013e350"/>
    </style:style>
    <style:style style:name="T1" style:family="text">
      <style:text-properties officeooo:rsid="0012add3"/>
    </style:style>
    <style:style style:name="T2" style:family="text">
      <style:text-properties officeooo:rsid="0013e35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LLABLESTATEMENT Y TRANSACCIONES</text:p>
      <text:p text:style-name="P4"/>
      <text:p text:style-name="P5">Dada una base de datos de empleados que se adjunta, escribir un programa que realice las siguientes operaciones:</text:p>
      <text:p text:style-name="P5"/>
      <text:list text:style-name="L1">
        <text:list-item>
          <text:p text:style-name="P12"><text:span text:style-name="Strong_20_Emphasis">Agregar un empleado nuevo</text:span> en la tabla <text:span text:style-name="Source_20_Text">empleados</text:span>.</text:p>
        </text:list-item>
        <text:list-item>
          <text:p text:style-name="P12"><text:span text:style-name="Strong_20_Emphasis">Registrar el salario</text:span> en la tabla <text:span text:style-name="Source_20_Text">salarios</text:span>.</text:p>
        </text:list-item>
        <text:list-item>
          <text:p text:style-name="P11"><text:span text:style-name="Strong_20_Emphasis">Actualizar el número de empleados</text:span> en el departamento correspondiente en la tabla <text:span text:style-name="Source_20_Text">departamentos</text:span>.</text:p>
        </text:list-item>
      </text:list>
      <text:p text:style-name="Text_20_body"><text:span text:style-name="T1">Tomad las tres operaciones como una transacción, osea</text:span> que todas estas operaciones deben suceder juntas. Si ocurre un error en alguna de ellas, debemos <text:span text:style-name="Strong_20_Emphasis">revertir</text:span> la transacción para evitar inconsistencias. Para implementar este escenario, utilizaremos un <text:span text:style-name="Strong_20_Emphasis">procedimiento almacenado</text:span> en la base de datos, y desde el código Java lo llamaremos utilizando <text:span text:style-name="Strong_20_Emphasis">CallableStatement</text:span>.</text:p>
      <text:p text:style-name="Text_20_body"/>
      <text:p text:style-name="P20"><text:span text:style-name="T3">Nota</text:span>:</text:p>
      <text:p text:style-name="Text_20_body"><text:span text:style-name="T2">N</text:span>ecesitas crear el siguiente procedimiento <text:span text:style-name="T2">y almacenarlo</text:span> en la base de datos:</text:p>
      <text:p text:style-name="Preformatted_20_Text"/>
      <text:p text:style-name="P1"><text:span text:style-name="Source_20_Text">DELIMITER $$</text:span></text:p>
      <text:p text:style-name="P2"/>
      <text:p text:style-name="P2"><text:span text:style-name="Source_20_Text">CREATE PROCEDURE agregarEmpleado(</text:span></text:p>
      <text:p text:style-name="P2"><text:span text:style-name="Source_20_Text"><text:s text:c="4"/>IN nombre VARCHAR(100), </text:span></text:p>
      <text:p text:style-name="P2"><text:span text:style-name="Source_20_Text"><text:s text:c="4"/>IN departamento_id INT, </text:span></text:p>
      <text:p text:style-name="P2"><text:span text:style-name="Source_20_Text"><text:s text:c="4"/>IN salario DECIMAL(10,2)</text:span></text:p>
      <text:p text:style-name="P2"><text:span text:style-name="Source_20_Text">)</text:span></text:p>
      <text:p text:style-name="P2"><text:span text:style-name="Source_20_Text">BEGIN</text:span></text:p>
      <text:p text:style-name="P2"><text:span text:style-name="Source_20_Text"><text:s text:c="4"/>DECLARE EXIT HANDLER FOR SQLEXCEPTION </text:span></text:p>
      <text:p text:style-name="P2"><text:span text:style-name="Source_20_Text"><text:s text:c="4"/>BEGIN</text:span></text:p>
      <text:p text:style-name="P2"><text:span text:style-name="Source_20_Text"><text:s text:c="8"/>ROLLBACK;</text:span></text:p>
      <text:p text:style-name="P2"><text:span text:style-name="Source_20_Text"><text:s text:c="4"/>END;</text:span></text:p>
      <text:p text:style-name="P2"/>
      <text:p text:style-name="P2"><text:span text:style-name="Source_20_Text"><text:s text:c="4"/>START TRANSACTION;</text:span></text:p>
      <text:p text:style-name="P2"/>
      <text:p text:style-name="P2"><text:span text:style-name="Source_20_Text"><text:s text:c="4"/>-- Insertar el empleado en la tabla empleados</text:span></text:p>
      <text:p text:style-name="P2"><text:span text:style-name="Source_20_Text"><text:s text:c="4"/>INSERT INTO empleados (nombre, departamento_id) VALUES (nombre, departamento_id);</text:span></text:p>
      <text:p text:style-name="P2"/>
      <text:p text:style-name="P2"><text:span text:style-name="Source_20_Text"><text:s text:c="4"/>-- Obtener el ID del empleado recién agregado</text:span></text:p>
      <text:p text:style-name="P2"><text:span text:style-name="Source_20_Text"><text:s text:c="4"/>SET @empleado_id = LAST_INSERT_ID();</text:span></text:p>
      <text:p text:style-name="P2"/>
      <text:p text:style-name="P2"><text:span text:style-name="Source_20_Text"><text:s text:c="4"/>-- Insertar el salario del empleado en la tabla salarios</text:span></text:p>
      <text:p text:style-name="P2"><text:span text:style-name="Source_20_Text"><text:s text:c="4"/>INSERT INTO salarios (empleado_id, salario) VALUES (@empleado_id, salario);</text:span></text:p>
      <text:p text:style-name="P2"/>
      <text:p text:style-name="P2"><text:span text:style-name="Source_20_Text"><text:s text:c="4"/>-- Actualizar el número de empleados en la tabla departamentos</text:span></text:p>
      <text:p text:style-name="P2"><text:span text:style-name="Source_20_Text"><text:s text:c="4"/>UPDATE departamentos SET num_empleados = num_empleados + 1 WHERE id = departamento_id;</text:span></text:p>
      <text:p text:style-name="P2"/>
      <text:p text:style-name="P2"><text:span text:style-name="Source_20_Text"><text:s text:c="4"/>COMMIT;</text:span></text:p>
      <text:p text:style-name="P2"><text:span text:style-name="Source_20_Text">END$$</text:span></text:p>
      <text:p text:style-name="P2"/>
      <text:p text:style-name="P3"><text:span text:style-name="Source_20_Text">DELIMITER ;</text:span></text:p>
      <text:p text:style-name="P19"/>
      <text:p text:style-name="P19"><text:span text:style-name="T2">Además d</text:span>ebes tener las siguientes tablas en tu base de datos:</text:p>
      <text:p text:style-name="P7"><text:soft-page-break/></text:p>
      <text:p text:style-name="P8"><text:span text:style-name="Source_20_Text">CREATE TABLE empleados (</text:span></text:p>
      <text:p text:style-name="P9"><text:span text:style-name="Source_20_Text"><text:s text:c="4"/>id INT AUTO_INCREMENT PRIMARY KEY,</text:span></text:p>
      <text:p text:style-name="P9"><text:span text:style-name="Source_20_Text"><text:s text:c="4"/>nombre VARCHAR(100),</text:span></text:p>
      <text:p text:style-name="P9"><text:span text:style-name="Source_20_Text"><text:s text:c="4"/>departamento_id INT,</text:span></text:p>
      <text:p text:style-name="P9"><text:span text:style-name="Source_20_Text"><text:s text:c="4"/>FOREIGN KEY (departamento_id) REFERENCES departamentos(id)</text:span></text:p>
      <text:p text:style-name="P9"><text:span text:style-name="Source_20_Text">);</text:span></text:p>
      <text:p text:style-name="P9"/>
      <text:p text:style-name="P9"><text:span text:style-name="Source_20_Text">CREATE TABLE salarios (</text:span></text:p>
      <text:p text:style-name="P9"><text:span text:style-name="Source_20_Text"><text:s text:c="4"/>id INT AUTO_INCREMENT PRIMARY KEY,</text:span></text:p>
      <text:p text:style-name="P9"><text:span text:style-name="Source_20_Text"><text:s text:c="4"/>empleado_id INT,</text:span></text:p>
      <text:p text:style-name="P9"><text:span text:style-name="Source_20_Text"><text:s text:c="4"/>salario DECIMAL(10, 2),</text:span></text:p>
      <text:p text:style-name="P9"><text:span text:style-name="Source_20_Text"><text:s text:c="4"/>FOREIGN KEY (empleado_id) REFERENCES empleados(id)</text:span></text:p>
      <text:p text:style-name="P9"><text:span text:style-name="Source_20_Text">);</text:span></text:p>
      <text:p text:style-name="P9"/>
      <text:p text:style-name="P9"><text:span text:style-name="Source_20_Text">CREATE TABLE departamentos (</text:span></text:p>
      <text:p text:style-name="P9"><text:span text:style-name="Source_20_Text"><text:s text:c="4"/>id INT AUTO_INCREMENT PRIMARY KEY,</text:span></text:p>
      <text:p text:style-name="P9"><text:span text:style-name="Source_20_Text"><text:s text:c="4"/>nombre VARCHAR(100),</text:span></text:p>
      <text:p text:style-name="P9"><text:span text:style-name="Source_20_Text"><text:s text:c="4"/>num_empleados INT DEFAULT 0</text:span></text:p>
      <text:p text:style-name="P10"><text:span text:style-name="Source_20_Text">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2:04:58.416000000</meta:creation-date>
    <dc:date>2024-11-15T12:13:04.118000000</dc:date>
    <meta:editing-duration>PT6M2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9" meta:word-count="281" meta:character-count="2083" meta:non-whitespace-character-count="1735"/>
  </office:meta>
</office:document-meta>
</file>